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B0000003842AB191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2.75cm"/>
    </style:style>
    <style:style style:name="pr3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tyle="normal" fo:text-shadow="1pt 1pt" style:text-underline-style="solid" style:text-underline-width="auto" style:text-underline-color="font-color" fo:font-weight="bold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indent="0cm"/>
      <style:text-properties fo:font-style="italic"/>
    </style:style>
    <style:style style:name="P9" style:family="paragraph">
      <style:paragraph-properties fo:margin-left="0cm" fo:margin-right="0cm" fo:text-indent="0cm"/>
      <style:text-properties style:text-underline-style="solid" style:text-underline-width="auto" style:text-underline-color="font-color" fo:font-weight="normal"/>
    </style:style>
    <style:style style:name="P10" style:family="paragraph">
      <style:paragraph-properties fo:margin-left="0cm" fo:margin-right="0cm" fo:text-align="start" fo:text-indent="0cm"/>
      <style:text-properties style:text-underline-style="solid" style:text-underline-width="auto" style:text-underline-color="font-color" fo:font-weight="bold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style:text-underline-style="none" fo:font-weight="normal"/>
    </style:style>
    <style:style style:name="T3" style:family="text">
      <style:text-properties fo:font-style="normal" fo:text-shadow="1pt 1pt" style:text-underline-style="solid" style:text-underline-width="auto" style:text-underline-color="font-color" fo:font-weight="bold"/>
    </style:style>
    <style:style style:name="T4" style:family="text">
      <style:text-properties fo:font-style="normal" fo:text-shadow="none" style:text-underline-style="none" fo:font-weight="normal"/>
    </style:style>
    <style:style style:name="T5" style:family="text">
      <style:text-properties fo:color="#000080" fo:font-style="normal" fo:text-shadow="1pt 1pt" style:text-underline-style="none" fo:font-weight="normal"/>
    </style:style>
    <style:style style:name="T6" style:family="text">
      <style:text-properties fo:font-style="normal" fo:text-shadow="1pt 1pt" style:text-underline-style="none" fo:font-weight="normal"/>
    </style:style>
    <style:style style:name="T7" style:family="text">
      <style:text-properties fo:font-style="normal" style:text-underline-style="solid" style:text-underline-width="auto" style:text-underline-color="font-color"/>
    </style:style>
    <style:style style:name="T8" style:family="text">
      <style:text-properties fo:font-style="italic"/>
    </style:style>
    <style:style style:name="T9" style:family="text">
      <style:text-properties fo:font-size="32pt" fo:font-style="normal"/>
    </style:style>
    <style:style style:name="T10" style:family="text">
      <style:text-properties fo:font-size="28pt" fo:font-style="normal"/>
    </style:style>
    <style:style style:name="T11" style:family="text">
      <style:text-properties fo:font-size="28pt" fo:font-style="italic"/>
    </style:style>
    <style:style style:name="T12" style:family="text">
      <style:text-properties fo:font-size="32pt" style:text-underline-style="none" fo:font-weight="normal"/>
    </style:style>
    <style:style style:name="T13" style:family="text">
      <style:text-properties fo:font-size="28pt" fo:font-style="italic" style:text-underline-style="none" fo:font-weight="normal"/>
    </style:style>
    <style:style style:name="T14" style:family="text">
      <style:text-properties fo:font-size="26pt" fo:font-style="italic" style:text-underline-style="none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appyCodeInc    Br-jsy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4" draw:layer="layout" svg:width="25.199cm" svg:height="12.75cm" svg:x="1.301cm" svg:y="5.125cm" presentation:class="subtitle" presentation:user-transformed="true">
          <draw:text-box>
            <text:p text:style-name="P2"><text:span text:style-name="T1">ESPRESSIONE LINEARE DELLA BUSINESS RULE:</text:span></text:p>
            <text:p text:style-name="P3"><text:span text:style-name="T2">disegno</text:span></text:p>
            <text:p text:style-name="P3"><text:span text:style-name="T2"/></text:p>
            <text:p text:style-name="P2"><text:span text:style-name="T2">OpRule: AND</text:span></text:p>
            <text:p text:style-name="P2"><text:span text:style-name="T2"><text:s text:c="14"/></text:span><text:span text:style-name="T2">OR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5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4" draw:layer="layout" svg:width="25.199cm" svg:height="12.75cm" svg:x="1.301cm" svg:y="5.125cm" presentation:class="subtitle" presentation:user-transformed="true">
          <draw:text-box>
            <text:p text:style-name="P2"><text:span text:style-name="T1">ESPRESSIONE DELLA RULE:</text:span></text:p>
            <text:p text:style-name="P3"><text:span text:style-name="T2">disegno</text:span></text:p>
            <text:p text:style-name="P3"><text:span text:style-name="T2"/></text:p>
            <text:p text:style-name="P2"><text:span text:style-name="T1"/></text:p>
            <text:p text:style-name="P2"><text:span text:style-name="T2">conf: =, != </text:span></text:p>
            <text:p text:style-name="P2"><text:span text:style-name="T2"><text:s text:c="9"/></text:span><text:span text:style-name="T2">&lt;, &gt;</text:span></text:p>
            <text:p text:style-name="P2"><text:span text:style-name="T2"><text:s text:c="9"/></text:span><text:span text:style-name="T2">&lt;=, &gt;=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6" draw:layer="layout" svg:width="25.199cm" svg:height="12.75cm" svg:x="1.301cm" svg:y="5.124cm" presentation:class="subtitle" presentation:user-transformed="true">
          <draw:text-box>
            <text:p text:style-name="P3"><text:span text:style-name="T3">EXP</text:span></text:p>
            <text:p text:style-name="P2"><text:span text:style-name="T4">I campi dati dell'espressione possono essere: float, bool, string.</text:span></text:p>
            <text:p text:style-name="P2"><text:span text:style-name="T5">FLOAT</text:span><text:span text:style-name="T6"> operazioni consentite: +, -, *, :</text:span></text:p>
            <text:p text:style-name="P2"><text:span text:style-name="T6"><text:s text:c="12"/></text:span><text:span text:style-name="T6">e le funzioni avg, conut, sum</text:span></text:p>
            <text:p text:style-name="P2"><text:span text:style-name="T5">BOOL</text:span><text:span text:style-name="T6"> operazioni consentite: NOT, &amp;&amp;, ||</text:span></text:p>
            <text:p text:style-name="P2"><text:span text:style-name="T5">STRING</text:span><text:span text:style-name="T6"> non consente operazion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8" draw:layer="layout" svg:width="25.199cm" svg:height="12.75cm" svg:x="1.301cm" svg:y="5cm" presentation:class="subtitle" presentation:user-transformed="true">
          <draw:text-box>
            <text:p text:style-name="P3"><text:span text:style-name="T7">Esempio di una grammatica:</text:span></text:p>
            <text:p text:style-name="P3"><text:span text:style-name="T8"/></text:p>
            <text:p text:style-name="P2"><text:span text:style-name="T9">nome=”capo” AND SUM(entrate) &lt; SUM(uscite) message(“errore nella regola”)</text:span></text:p>
            <text:p text:style-name="P2"><text:span text:style-name="T10"/></text:p>
            <text:p text:style-name="P7"><text:span text:style-name="T10"/></text:p>
            <text:p text:style-name="P3"><text:span text:style-name="T11">trasformiamo ora questa regola in un AST . . 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5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9" draw:layer="layout" svg:width="25.199cm" svg:height="12.932cm" svg:x="1.5cm" svg:y="4.909cm" presentation:class="subtitle" presentation:user-transformed="true">
          <draw:text-box>
            <text:p text:style-name="P1"><text:span text:style-name="T1">AST:</text:span></text:p>
            <text:p text:style-name="P2"><text:span text:style-name="T12"/></text:p>
            <text:p text:style-name="P2"><text:span text:style-name="T12">(AND(=nome “ capo“)(&lt;(SUM entate)(SUM uscite) (message “errore nella regola”)))</text:span></text:p>
            <text:p text:style-name="P2"><text:span text:style-name="T12"/></text:p>
            <text:p text:style-name="P2"><text:span text:style-name="T12"/></text:p>
            <text:p text:style-name="P7"><text:span text:style-name="T13">graficamente . . ..</text:span></text:p>
            <text:p text:style-name="P2"><text:span text:style-name="T1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3" draw:layer="layout" svg:width="25.199cm" svg:height="12.75cm" svg:x="1.301cm" svg:y="5.125cm" presentation:class="subtitle">
          <draw:text-box>
            <text:p text:style-name="P3">disegno</text:p>
            <text:p text:style-name="P3"/>
            <text:p text:style-name="P3"/>
            <text:p text:style-name="P3"/>
            <text:p text:style-name="P3"/>
            <text:p text:style-name="P3"/>
            <text:p text:style-name="P7"><text:span text:style-name="T11">trasformiamo ora la regola in linguaggio XML . . 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2.5cm" svg:height="4.607cm" svg:x="1cm" svg:y="0.444cm" presentation:class="title" presentation:user-transformed="true">
          <draw:text-box>
            <text:p text:style-name="P1">GRAMMATICA BUSINESS RULES</text:p>
          </draw:text-box>
        </draw:frame>
        <draw:frame presentation:style-name="pr2" draw:text-style-name="P10" draw:layer="layout" svg:width="25.199cm" svg:height="12.75cm" svg:x="1.301cm" svg:y="5.125cm" presentation:class="subtitle" presentation:user-transformed="true">
          <draw:text-box>
            <text:p text:style-name="P1"><text:span text:style-name="T1">XML:</text:span></text:p>
            <text:p text:style-name="P1"><text:span text:style-name="T1"/></text:p>
            <text:p text:style-name="P1"><text:span text:style-name="T2">testo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001cm"/>
    </style:style>
    <style:style style:name="pr5" style:family="presentation" style:parent-style-name="Default-backgroundobjects">
      <style:graphic-properties draw:stroke="none" svg:stroke-width="0cm" draw:marker-start-width="0.2cm" draw:marker-end-width="0.2cm" draw:fill="none" draw:fill-color="#ffffff" draw:auto-grow-height="false" fo:min-height="1.449cm" draw:shadow="hidden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pr1" draw:text-style-name="P3" draw:layer="backgroundobjects" svg:width="22.5cm" svg:height="3.506cm" svg:x="1cm" svg:y="0.99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cm" svg:x="1.301cm" svg:y="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77cm" svg:y="22cm" presentation:class="date-time">
        <draw:text-box>
          <text:p text:style-name="P1"><text:span text:style-name="T1"><presentation:date-time/></text:span></text:p>
        </draw:text-box>
      </draw:frame>
      <draw:frame draw:style-name="gr3" draw:text-style-name="P13" draw:layer="backgroundobjects" svg:width="27.998cm" svg:height="20.999cm" svg:x="0.002cm" svg:y="0.001cm">
        <draw:image xlink:href="Pictures/10000201000004B0000003842AB1916F.png" xlink:type="simple" xlink:show="embed" xlink:actuate="onLoad">
          <text:p text:style-name="P3"/>
        </draw:image>
      </draw:frame>
      <draw:frame presentation:style-name="pr3" draw:text-style-name="P15" draw:layer="backgroundobjects" svg:width="19.375cm" svg:height="0.948cm" svg:x="1.925cm" svg:y="18.5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cm" svg:x="21.977cm" svg:y="22.5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5" draw:text-style-name="P2" draw:layer="backgroundobjects" svg:width="6.523cm" svg:height="1cm" svg:x="19.3cm" svg:y="18.6cm">
        <draw:text-box>
          <text:p text:style-name="P16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co Tessarotto</meta:initial-creator>
    <meta:creation-date>2008-02-17T12:23:18</meta:creation-date>
    <dc:creator>ale</dc:creator>
    <dc:date>2008-02-18T20:49:25</dc:date>
    <dc:language>it-IT</dc:language>
    <meta:editing-cycles>21</meta:editing-cycles>
    <meta:editing-duration>PT2H47M4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